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</text:p>
      <text:p text:style-name="Standard"/>
      <text:p text:style-name="Standard">22/1/14</text:p>
      <text:p text:style-name="Standard"/>
      <text:list xml:id="list38431335" text:style-name="L1">
        <text:list-item>
          <text:p text:style-name="P1">Received specifications of the program from the client, based on what I need to do.</text:p>
        </text:list-item>
        <text:list-item>
          <text:p text:style-name="P1">Created a new Repository on GITHUB called Pokedex, </text:p>
        </text:list-item>
        <text:list-item>
          <text:p text:style-name="P1">Opened Eclipse- made a new Project “Pokedex”.</text:p>
        </text:list-item>
        <text:list-item>
          <text:p text:style-name="P1">Made a new package in the src file, called UI.</text:p>
        </text:list-item>
        <text:list-item>
          <text:p text:style-name="P1">Made “pokedex.java” which is now in UI.</text:p>
        </text:list-item>
        <text:list-item>
          <text:p text:style-name="P1">Made “pokemon.txt” from info found online.</text:p>
        </text:list-item>
        <text:list-item>
          <text:p text:style-name="P1">Added MikeyHC as a collaborator on GIT. </text:p>
        </text:list-item>
        <text:list-item>
          <text:p text:style-name="P1">cd to Desktop/pokemon, where I used git init. </text:p>
        </text:list-item>
        <text:list-item>
          <text:p text:style-name="P1">git init <text:tab/><text:tab/><text:tab/>//(this is my root directory)</text:p>
        </text:list-item>
        <text:list-item>
          <text:p text:style-name="P1">git add . <text:tab/><text:tab/><text:tab/><text:tab/>//to add the current files to tracked</text:p>
        </text:list-item>
        <text:list-item>
          <text:p text:style-name="P1">git remote add origin <text:a xlink:type="simple" xlink:href="http://github.com/Sebbenbear/pokedex">http://github.com/Sebbenbear/pokedex</text:a><text:tab/>//added remote repository </text:p>
        </text:list-item>
        <text:list-item>
          <text:p text:style-name="P1">git pull -u origin master<text:tab/>//pull the readme, etc files from github</text:p>
        </text:list-item>
        <text:list-item>
          <text:p text:style-name="P1">git add .</text:p>
        </text:list-item>
        <text:list-item>
          <text:p text:style-name="P1">Git push origin master</text:p>
        </text:list-item>
        <text:list-item>
          <text:p text:style-name="P1">Am now all up to sp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1-22T18:27:15.13</meta:creation-date>
    <meta:document-statistic meta:table-count="0" meta:image-count="0" meta:object-count="0" meta:page-count="1" meta:paragraph-count="17" meta:word-count="138" meta:character-count="734"/>
    <dc:date>2014-01-22T18:40:10.33</dc:date>
    <meta:editing-duration>PT00H12M55S</meta:editing-duration>
    <meta:editing-cycles>1</meta:editing-cycles>
    <meta:generator>OpenOffice.org/3.1$Win32 OpenOffice.org_project/310m11$Build-9399</meta:generator>
  </office:meta>
</office:document-meta>
</file>